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fo:background-color="#1f1f1f"/>
    </style:style>
    <style:style style:name="P3" style:family="paragraph" style:parent-style-name="Standard">
      <style:text-properties officeooo:rsid="0001d2cb" officeooo:paragraph-rsid="0001d2cb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style:font-name="Droid Sans Mono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Droid Sans Mono" fo:font-size="10.5pt" fo:font-weight="normal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Droid Sans Mono" fo:font-size="10.5pt" fo:font-weight="normal"/>
    </style:style>
    <style:style style:name="T7" style:family="text">
      <style:text-properties style:font-name="Droid Sans Mono" fo:font-size="10.5pt" fo:font-weight="normal"/>
    </style:style>
    <style:style style:name="T8" style:family="text">
      <style:text-properties fo:color="#6a9955" loext:opacity="100%" style:font-name="Droid Sans Mono" fo:font-size="10.5pt" fo:font-weight="normal"/>
    </style:style>
    <style:style style:name="T9" style:family="text">
      <style:text-properties fo:color="#6a9955" loext:opacity="100%" style:font-name-asian="Droid Sans Mono" style:font-size-asian="10.5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2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10:32.474274645</meta:creation-date>
    <dc:date>2023-10-29T09:48:06.451283094</dc:date>
    <meta:editing-duration>PT23M5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